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ext_20_body">
      <style:text-properties fo:language="zxx" fo:country="none" officeooo:paragraph-rsid="00119b96" style:language-asian="zxx" style:country-asian="none" style:language-complex="zxx" style:country-complex="none"/>
    </style:style>
    <style:style style:name="P4" style:family="paragraph" style:parent-style-name="Text_20_body">
      <style:text-properties fo:language="zxx" fo:country="none" officeooo:paragraph-rsid="00124fec" style:language-asian="zxx" style:country-asian="none" style:language-complex="zxx" style:country-complex="none"/>
    </style:style>
    <style:style style:name="P5" style:family="paragraph" style:parent-style-name="Text_20_body">
      <style:text-properties fo:language="zxx" fo:country="none" officeooo:paragraph-rsid="00142c20" style:language-asian="zxx" style:country-asian="none" style:language-complex="zxx" style:country-complex="none"/>
    </style:style>
    <style:style style:name="P6" style:family="paragraph" style:parent-style-name="Text_20_body">
      <style:text-properties fo:language="zxx" fo:country="none" fo:font-weight="bold" officeooo:paragraph-rsid="00119b96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8" style:family="paragraph" style:parent-style-name="Text_20_body">
      <style:text-properties fo:language="zxx" fo:country="none" style:text-underline-style="none" fo:font-weight="bold" officeooo:paragraph-rsid="00119b96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ext_20_body">
      <style:text-properties officeooo:paragraph-rsid="00119b96"/>
    </style:style>
    <style:style style:name="P10" style:family="paragraph" style:parent-style-name="Text_20_body">
      <style:text-properties fo:language="zxx" fo:country="none" officeooo:paragraph-rsid="00119b96" style:language-asian="zxx" style:country-asian="none" style:language-complex="zxx" style:country-complex="none"/>
    </style:style>
    <style:style style:name="P11" style:family="paragraph" style:parent-style-name="Text_20_body">
      <style:text-properties fo:language="zxx" fo:country="none" officeooo:paragraph-rsid="00143f1a" style:language-asian="zxx" style:country-asian="none" style:language-complex="zxx" style:country-complex="none"/>
    </style:style>
    <style:style style:name="P12" style:family="paragraph" style:parent-style-name="Text_20_body">
      <style:text-properties fo:language="zxx" fo:country="none" fo:font-weight="bold" officeooo:rsid="00119b96" officeooo:paragraph-rsid="00119b96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Text_20_body">
      <style:text-properties fo:language="zxx" fo:country="none" style:text-underline-style="none" fo:font-weight="bold" officeooo:rsid="00119b96" officeooo:paragraph-rsid="00142c20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Text_20_body">
      <style:text-properties fo:language="zxx" fo:country="none" style:text-underline-style="none" fo:font-weight="bold" officeooo:rsid="00142c20" officeooo:paragraph-rsid="00142c20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text-underline-style="solid" style:text-underline-width="auto" style:text-underline-color="font-color" fo:font-weight="normal" officeooo:rsid="00119b96" style:font-weight-asian="normal" style:font-weight-complex="normal"/>
    </style:style>
    <style:style style:name="T2" style:family="text">
      <style:text-properties officeooo:rsid="00119b96"/>
    </style:style>
    <style:style style:name="T3" style:family="text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4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style:text-underline-style="none" fo:font-weight="bold" officeooo:rsid="00119b96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text-underline-style="none" fo:font-weight="bold" officeooo:rsid="00119b96" style:font-weight-asian="bold" style:font-weight-complex="bold"/>
    </style:style>
    <style:style style:name="T7" style:family="text">
      <style:text-properties style:text-underline-style="none" fo:font-weight="bold" officeooo:rsid="00124fec" style:font-weight-asian="bold" style:font-weight-complex="bold"/>
    </style:style>
    <style:style style:name="T8" style:family="text">
      <style:text-properties style:text-underline-style="none" fo:font-weight="bold" officeooo:rsid="00142c20" style:font-weight-asian="bold" style:font-weight-complex="bold"/>
    </style:style>
    <style:style style:name="T9" style:family="text">
      <style:text-properties style:text-underline-style="none" fo:font-weight="normal" officeooo:rsid="00119b96" style:font-weight-asian="normal" style:font-weight-complex="normal"/>
    </style:style>
    <style:style style:name="T10" style:family="text">
      <style:text-properties style:text-underline-style="none" fo:font-weight="normal" officeooo:rsid="00124fec" style:font-weight-asian="normal" style:font-weight-complex="normal"/>
    </style:style>
    <style:style style:name="T11" style:family="text">
      <style:text-properties fo:font-weight="normal" officeooo:rsid="00119b9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Emphasis"><text:span text:style-name="T3">Beskrivning</text:span></text:span></text:p>
      <text:p text:style-name="P9"><text:span text:style-name="Emphasis"><text:span text:style-name="T3"/></text:span></text:p>
      <text:p text:style-name="P9"><text:span text:style-name="Emphasis"><text:span text:style-name="T4">→ </text:span></text:span><text:span text:style-name="Emphasis"><text:span text:style-name="T5">MySQL Databas: hotel</text:span></text:span></text:p>
      <text:p text:style-name="P3"><text:line-break/><text:tab/>Uppgiften handlar om att skapa en applikation och databas för att kunna hantera bokningar <text:tab/>för ett mindre hotell/pensionat. All information skall sparas i en databas som du själv skapar. <text:tab/>Det betyder att applikationen skall kunna läsa och skriva från denna databas.</text:p>
      <text:p text:style-name="P3"/>
      <text:p text:style-name="P6">→ <text:span text:style-name="T2">Console Applikation med FLASK</text:span></text:p>
      <text:p text:style-name="P12">→ Anslut till Databas med SQL Alchemy</text:p>
      <text:p text:style-name="P2"><text:tab/>Gränssnittet till applikationen skall vara console-applikation eller web (Flask). <text:tab/>Kommunikationen med databasen skall ske med SQL Alchemy. </text:p>
      <text:p text:style-name="P7">Krav för att uppgiften skall bli godkänd:</text:p>
      <text:p text:style-name="P8"><text:span text:style-name="T2">→ Rum, enkel eller dubbelrum! </text:span><text:span text:style-name="T11">Om dubbelrum, ska det finnas en eller två </text:span><text:span text:style-name="T1">extrasängar</text:span></text:p>
      <text:p text:style-name="P2"><text:tab/>- Applikationen skall hantera ett antal rum. Ett rum kan vara enkelrum eller dubbelrum.<text:line-break/><text:tab/>För dubbelrum kan gälla att det finns möjlighet till att sätta in extrasängar(1 eller 2<text:line-break/><text:tab/>beroende på rummets storlek).</text:p>
      <text:p text:style-name="P11"><text:span text:style-name="T6">→ Kund med kunduppgifter. </text:span><text:span text:style-name="T9"><text:s/>Kund kan </text:span><text:span text:style-name="T1">tas bort om bokningar ej finns</text:span><text:span text:style-name="T9"> för kund (kontrollera):</text:span></text:p>
      <text:p text:style-name="P11"><text:line-break/><text:tab/>Det skall gå att registrera en kund och kundens uppgifter skall kunna ändras. En kund<text:line-break/><text:tab/>kan tas bort om det inte finns några bokningar kopplade till kunden. Applikationen<text:line-break/><text:tab/>måste kontrollera om det finns bokningar innan den tar bort en kund.</text:p>
      <text:p text:style-name="P4"><text:span text:style-name="T6">→ </text:span><text:span text:style-name="T7">Bokningar</text:span><text:span text:style-name="T6">. </text:span><text:span text:style-name="T9"><text:s/></text:span></text:p>
      <text:p text:style-name="P4"><text:span text:style-name="T6">→ </text:span><text:span text:style-name="T10">En eller flera nätter. </text:span></text:p>
      <text:p text:style-name="P4"><text:span text:style-name="T6">→ </text:span><text:span text:style-name="T10">Visa vilka rum som är lediga när. </text:span></text:p>
      <text:p text:style-name="P4"><text:span text:style-name="T6">→ </text:span><text:span text:style-name="T10">Se till att det inte går att boka rum om det redan finns en bokning.</text:span></text:p>
      <text:p text:style-name="P4"><text:line-break/><text:tab/>- Ett rum kan bokas av en kund för en eller flera nätter. Applikationen skall hantera<text:line-break/><text:tab/>bokningar och visa vilka rum som är lediga under en viss period. Den skall också se till<text:line-break/><text:tab/>att det inte går att boka ett rum på ett datum där det redan finns en bokning.</text:p>
      <text:p text:style-name="P5"><text:tab/>Det skall gå att avboka ett rum eller ändra en bokning. </text:p>
      <text:p text:style-name="P5"><text:span text:style-name="T6">→ </text:span><text:span text:style-name="T8">Hitta alla lediga rum för X-personer mellan datum.</text:span></text:p>
      <text:p text:style-name="P5"><text:tab/>- Det skall gå att söka på ett datum eller datumintervall och antal personer och få fram alla <text:tab/>lediga rum som motsvarar sökningen.</text:p>
      <text:p text:style-name="P2"/>
      <text:p text:style-name="P13"/>
      <text:p text:style-name="P5"><text:soft-page-break/><text:span text:style-name="T6">→ </text:span><text:span text:style-name="T8">Faktura.</text:span></text:p>
      <text:p text:style-name="P14"><text:tab/>--&gt; Om inte betald inom 10 dagar annuleras bokningen.</text:p>
      <text:p text:style-name="P5"><text:tab/>- Till varje bokning skall det kopplas en betalning dvs en faktura. Applikationen skall<text:line-break/><text:tab/>kunna registrera en inkommen betalning på en faktura. Om inte en betalning<text:line-break/><text:tab/>registrerats inom 10 dagar efter att bokningen är gjord annulleras bokningen dvs den<text:line-break/><text:tab/>upphör att gälla.</text:p>
      <text:p text:style-name="P2"><text:line-break/>Lösningen måste göra objektorienterat. Koden skall fungera och applikationen skall gå att<text:line-break/>köra utan fel.</text:p>
      <text:p text:style-name="P2"><text:line-break/>Betyg<text:line-break/>Det går bara att få VG och IG på uppgiften. Den är inte obligatorisk men krävs för att kunna få<text:line-break/>VG på hela kursen. För att kunna få VG på kursen krävs även att du skriver VG på tentan samt<text:line-break/>får godkänt på den första inlämningsuppgiften.<text:line-break/>Redovisning<text:line-break/>Redovisning sker genom att du visar läraren den fungerande uppgiften. Skicka INTE in något<text:line-break/>via mail!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9:04:13.643899159</meta:creation-date>
    <dc:date>2022-12-13T21:11:40.533308881</dc:date>
    <meta:editing-duration>PT17M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441" meta:character-count="2607" meta:non-whitespace-character-count="2157"/>
  </office:meta>
</office:document-meta>
</file>